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34.91pt"/>
    </style:style>
    <style:style style:name="co3" style:family="table-column">
      <style:table-column-properties fo:break-before="auto" style:column-width="268.8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v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_Disc_D3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3,C5,C23,C16,C17,C21,C22,C20</text:p>
          </table:table-cell>
          <table:table-cell office:value-type="string" calcext:value-type="string">
            <text:p>C_Disc_D3_P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Radial_D5_L6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-50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,C15</text:p>
          </table:table-cell>
          <table:table-cell office:value-type="string" calcext:value-type="string">
            <text:p>C_Radial_D5_L6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F-25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Radial_D5_L6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-25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6,C7</text:p>
          </table:table-cell>
          <table:table-cell office:value-type="string" calcext:value-type="string">
            <text:p>C_Radial_D5_L6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-25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Rect_L7_W2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Rect_L7_W2.5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2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_Bridge_18.5x5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_Brid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ode_DO-201AD_Horizontal_R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4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8,D9,D10,D1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6,U5</text:p>
          </table:table-cell>
          <table:table-cell office:value-type="string" calcext:value-type="string">
            <text:p>DIP-14_W7.62mm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24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-2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1,HS2</text:p>
          </table:table-cell>
          <table:table-cell office:value-type="string" calcext:value-type="string">
            <text:p>Heatsink_Stonecold_HS-132_32x14mm_2xFixation1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SIN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2,D3,D4,D6</text:p>
          </table:table-cell>
          <table:table-cell office:value-type="string" calcext:value-type="string">
            <text:p>LED-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Sm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DIP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76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hoenixContact_MCV-G_02x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A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hoenixContact_MCV-G_02x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GU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hoenixContact_MCV-G_02x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hoenixContact_MCV-G_05x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N60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9,R10,R11,R12,R13,R14,R15,R16,R17,R18</text:p>
          </table:table-cell>
          <table:table-cell office:value-type="string" calcext:value-type="string">
            <text:p>R_2512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36,R24,R28,R31</text:p>
          </table:table-cell>
          <table:table-cell office:value-type="string" calcext:value-type="string">
            <text:p>Resistor_Horizontal_RM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,R25</text:p>
          </table:table-cell>
          <table:table-cell office:value-type="string" calcext:value-type="string">
            <text:p>Resistor_Horizontal_RM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8,R34,R35,R41,R45,R46,R20,R21,R26,R32,R8</text:p>
          </table:table-cell>
          <table:table-cell office:value-type="string" calcext:value-type="string">
            <text:p>Resistor_Horizontal_RM7m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9,R27,R1,R23,R42,R43,R4</text:p>
          </table:table-cell>
          <table:table-cell office:value-type="string" calcext:value-type="string">
            <text:p>Resistor_Horizontal_RM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40,R22,R44,R5,R6,R19</text:p>
          </table:table-cell>
          <table:table-cell office:value-type="string" calcext:value-type="string">
            <text:p>Resistor_Horizontal_RM7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R1,VR2</text:p>
          </table:table-cell>
          <table:table-cell office:value-type="string" calcext:value-type="string">
            <text:p>RV_Disc_D15.5_W3.9_P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D47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,U7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7812C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TO-92_Molded_Nar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PN_BC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O-92_Molded_N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1,R49,R50,R47,R48,R52,R55,R53,R54,R56,R57</text:p>
          </table:table-cell>
          <table:table-cell office:value-type="string" calcext:value-type="string">
            <text:p>WireConnection_0.80mmDri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XH2.54-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XH2.54-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XH2.54-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se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XH2.54-8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v2.A1:v2.E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17:37:01.287772367</dc:date>
    <meta:editing-duration>PT7H24M16S</meta:editing-duration>
    <meta:editing-cycles>4</meta:editing-cycles>
    <meta:generator>LibreOffice/5.1.4.2$Linux_X86_64 LibreOffice_project/10m0$Build-2</meta:generator>
    <meta:document-statistic meta:table-count="1" meta:cell-count="255" meta:object-count="0"/>
  </office:meta>
</office:document-meta>
</file>